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29cm" draw:marker-end-width="0.229cm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Ultrafine_20_Dashed"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1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1.02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7.145cm" svg:x="2.27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446cm" svg:height="12.446cm" svg:x="4.721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7.62cm" svg:x="7.223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413cm" svg:y1="18.653cm" svg:x2="18.526cm" svg:y2="10.271cm">
          <text:p/>
        </draw:line>
        <draw:line draw:style-name="gr2" draw:text-style-name="P1" draw:layer="layout" svg:x1="15.478cm" svg:y1="6.969cm" svg:x2="6.588cm" svg:y2="21.701cm">
          <text:p/>
        </draw:line>
        <draw:line draw:style-name="gr3" draw:text-style-name="P1" draw:layer="layout" svg:x1="3.54cm" svg:y1="9.89cm" svg:x2="18.272cm" svg:y2="18.78cm">
          <text:p/>
        </draw:line>
        <draw:frame draw:style-name="gr4" draw:text-style-name="P2" draw:layer="layout" svg:width="0.82cm" svg:height="1.039cm" svg:x="1.313cm" svg:y="14.081cm">
          <draw:text-box>
            <text:p><text:span text:style-name="T1">0</text:span></text:p>
            <text:p><text:span text:style-name="T1">♈</text:span></text:p>
          </draw:text-box>
        </draw:frame>
        <draw:frame draw:style-name="gr5" draw:text-style-name="P2" draw:layer="layout" svg:width="1.016cm" svg:height="1.039cm" svg:x="2.397cm" svg:y="18.63cm">
          <draw:text-box>
            <text:p><text:span text:style-name="T1">30</text:span></text:p>
            <text:p><text:span text:style-name="T1">♉</text:span></text:p>
          </draw:text-box>
        </draw:frame>
        <draw:frame draw:style-name="gr4" draw:text-style-name="P2" draw:layer="layout" svg:width="0.896cm" svg:height="1.039cm" svg:x="5.697cm" svg:y="21.955cm">
          <draw:text-box>
            <text:p><text:span text:style-name="T1">60</text:span></text:p>
            <text:p><text:span text:style-name="T1">♊</text:span></text:p>
          </draw:text-box>
        </draw:frame>
        <draw:frame draw:style-name="gr4" draw:text-style-name="P2" draw:layer="layout" svg:width="0.896cm" svg:height="1.039cm" svg:x="10.652cm" svg:y="23.076cm">
          <draw:text-box>
            <text:p><text:span text:style-name="T1">90</text:span></text:p>
            <text:p><text:span text:style-name="T1">♋</text:span></text:p>
          </draw:text-box>
        </draw:frame>
        <draw:frame draw:style-name="gr4" draw:text-style-name="P2" draw:layer="layout" svg:width="1.09cm" svg:height="1.039cm" svg:x="15.027cm" svg:y="22.082cm">
          <draw:text-box>
            <text:p><text:span text:style-name="T1">120</text:span></text:p>
            <text:p><text:span text:style-name="T1"><text:s/>♌</text:span></text:p>
          </draw:text-box>
        </draw:frame>
        <draw:frame draw:style-name="gr4" draw:text-style-name="P2" draw:layer="layout" svg:width="1.09cm" svg:height="1.039cm" svg:x="18.399cm" svg:y="18.907cm">
          <draw:text-box>
            <text:p><text:span text:style-name="T1">150</text:span></text:p>
            <text:p><text:span text:style-name="T1"><text:s/>♍</text:span></text:p>
          </draw:text-box>
        </draw:frame>
        <draw:frame draw:style-name="gr4" draw:text-style-name="P2" draw:layer="layout" svg:width="1.09cm" svg:height="1.039cm" svg:x="19.415cm" svg:y="14.058cm">
          <draw:text-box>
            <text:p><text:span text:style-name="T1">180</text:span></text:p>
            <text:p><text:span text:style-name="T1"><text:s/>♎</text:span></text:p>
          </draw:text-box>
        </draw:frame>
        <draw:frame draw:style-name="gr6" draw:text-style-name="P2" draw:layer="layout" svg:width="1.09cm" svg:height="1.524cm" svg:x="18.78cm" svg:y="9.509cm">
          <draw:text-box>
            <text:p><text:span text:style-name="T1">210</text:span></text:p>
            <text:p><text:span text:style-name="T1"><text:s/>♏</text:span></text:p>
          </draw:text-box>
        </draw:frame>
        <draw:frame draw:style-name="gr4" draw:text-style-name="P2" draw:layer="layout" svg:width="1.09cm" svg:height="1.039cm" svg:x="15.605cm" svg:y="5.803cm">
          <draw:text-box>
            <text:p><text:span text:style-name="T1">240</text:span></text:p>
            <text:p><text:span text:style-name="T1"><text:s/>♐</text:span></text:p>
          </draw:text-box>
        </draw:frame>
        <draw:frame draw:style-name="gr7" draw:text-style-name="P2" draw:layer="layout" svg:width="1.09cm" svg:height="1.039cm" svg:x="10.582cm" svg:y="4.302cm">
          <draw:text-box>
            <text:p><text:span text:style-name="T1">270</text:span></text:p>
            <text:p><text:span text:style-name="T1"><text:s text:c="2"/>♑</text:span></text:p>
          </draw:text-box>
        </draw:frame>
        <draw:line draw:style-name="gr2" draw:text-style-name="P1" draw:layer="layout" svg:x1="6.715cm" svg:y1="6.715cm" svg:x2="15.097cm" svg:y2="21.701cm">
          <text:p/>
        </draw:line>
        <draw:frame draw:style-name="gr8" draw:text-style-name="P2" draw:layer="layout" svg:width="1.302cm" svg:height="1.143cm" svg:x="5.572cm" svg:y="5.572cm">
          <draw:text-box>
            <text:p><text:span text:style-name="T1">300</text:span></text:p>
            <text:p><text:span text:style-name="T1"><text:s text:c="2"/>♒</text:span></text:p>
          </draw:text-box>
        </draw:frame>
        <draw:frame draw:style-name="gr9" draw:text-style-name="P2" draw:layer="layout" svg:width="1.143cm" svg:height="1.143cm" svg:x="2.27cm" svg:y="9.001cm">
          <draw:text-box>
            <text:p><text:span text:style-name="T1">330</text:span></text:p>
            <text:p><text:span text:style-name="T1"><text:s/>♓</text:span></text:p>
          </draw:text-box>
        </draw:frame>
        <draw:line draw:style-name="gr3" draw:text-style-name="P1" draw:layer="layout" svg:x1="11.033cm" svg:y1="5.699cm" svg:x2="11.033cm" svg:y2="22.844cm">
          <text:p/>
        </draw:line>
        <draw:line draw:style-name="gr3" draw:text-style-name="P1" draw:layer="layout" svg:x1="2.27cm" svg:y1="14.462cm" svg:x2="19.415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yan </meta:initial-creator>
    <meta:creation-date>2014-04-09T14:37:17</meta:creation-date>
    <dc:date>2014-04-09T15:17:21</dc:date>
    <meta:editing-duration>PT11M29S</meta:editing-duration>
    <meta:editing-cycles>9</meta:editing-cycles>
    <meta:generator>LibreOffice/3.3$Unix LibreOffice_project/330m19$Build-202</meta:generator>
    <meta:print-date>2014-04-09T15:14:37</meta:print-date>
    <meta:document-statistic meta:object-count="21"/>
  </office:meta>
</office:document-meta>
</file>